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es" fo:country="ES" fo:font-weight="bold" officeooo:rsid="000ace19" officeooo:paragraph-rsid="000ace19" style:font-size-asian="15pt" style:font-weight-asian="bold" style:font-size-complex="15pt" style:font-weight-complex="bold"/>
    </style:style>
    <style:style style:name="P2" style:family="paragraph" style:parent-style-name="Standard">
      <style:text-properties fo:language="es" fo:country="ES" officeooo:rsid="000c7df5" officeooo:paragraph-rsid="000c7df5"/>
    </style:style>
    <style:style style:name="P3" style:family="paragraph" style:parent-style-name="Standard" style:list-style-name="L1">
      <style:text-properties fo:language="es" fo:country="ES" officeooo:rsid="000c7df5" officeooo:paragraph-rsid="000c7df5"/>
    </style:style>
    <style:style style:name="P4" style:family="paragraph" style:parent-style-name="Standard" style:list-style-name="L2">
      <style:text-properties fo:language="es" fo:country="ES" officeooo:rsid="000c7df5" officeooo:paragraph-rsid="000c7df5"/>
    </style:style>
    <style:style style:name="P5" style:family="paragraph" style:parent-style-name="Standard">
      <style:text-properties fo:language="es" fo:country="ES" fo:font-weight="bold" officeooo:rsid="000c7df5" officeooo:paragraph-rsid="000c7df5" style:font-weight-asian="bold" style:font-weight-complex="bold"/>
    </style:style>
    <style:style style:name="P6" style:family="paragraph" style:parent-style-name="Standard">
      <style:text-properties fo:language="es" fo:country="ES" officeooo:rsid="000ace19" officeooo:paragraph-rsid="000ace19"/>
    </style:style>
    <style:style style:name="P7" style:family="paragraph" style:parent-style-name="Standard" style:list-style-name="L1">
      <style:text-properties fo:language="es" fo:country="ES" officeooo:rsid="000ace19" officeooo:paragraph-rsid="000ace19"/>
    </style:style>
    <style:style style:name="P8" style:family="paragraph" style:parent-style-name="Standard" style:list-style-name="L2">
      <style:text-properties fo:language="es" fo:country="ES" officeooo:rsid="000e3103" officeooo:paragraph-rsid="000e3103"/>
    </style:style>
    <style:style style:name="P9" style:family="paragraph" style:parent-style-name="Standard" style:list-style-name="L2">
      <style:text-properties fo:language="es" fo:country="ES" officeooo:rsid="000fdfc6" officeooo:paragraph-rsid="000fdfc6"/>
    </style:style>
    <style:style style:name="P10" style:family="paragraph" style:parent-style-name="Standard">
      <style:text-properties fo:language="es" fo:country="ES" officeooo:rsid="000fdfc6" officeooo:paragraph-rsid="000fdfc6"/>
    </style:style>
    <style:style style:name="P11" style:family="paragraph" style:parent-style-name="Standard" style:list-style-name="L3">
      <style:text-properties fo:language="es" fo:country="ES" officeooo:rsid="0011c20a" officeooo:paragraph-rsid="0011c20a"/>
    </style:style>
    <style:style style:name="P12" style:family="paragraph" style:parent-style-name="Standard" style:list-style-name="L4">
      <style:text-properties fo:language="es" fo:country="ES" officeooo:rsid="0013437e" officeooo:paragraph-rsid="0013437e"/>
    </style:style>
    <style:style style:name="P13" style:family="paragraph" style:parent-style-name="Standard" style:list-style-name="L4">
      <style:text-properties fo:language="es" fo:country="ES" officeooo:rsid="00136896" officeooo:paragraph-rsid="00136896"/>
    </style:style>
    <style:style style:name="T1" style:family="text">
      <style:text-properties officeooo:rsid="000c7df5"/>
    </style:style>
    <style:style style:name="T2" style:family="text">
      <style:text-properties officeooo:rsid="000e3103"/>
    </style:style>
    <style:style style:name="T3" style:family="text">
      <style:text-properties officeooo:rsid="0011c20a"/>
    </style:style>
    <style:style style:name="T4" style:family="text">
      <style:text-properties officeooo:rsid="001368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de la aplicación de Ingeniería del Software</text:p>
      <text:p text:style-name="P2"/>
      <text:p text:style-name="P5">Descripción general</text:p>
      <text:p text:style-name="P6"/>
      <text:list xml:id="list2469560934404098376" text:style-name="L1">
        <text:list-item>
          <text:p text:style-name="P7">La aplicación consistirá en un AR Drone que es capaz de leer unas balizas y en función de la baliza leída <text:span text:style-name="T1">y datos a los que tiene acceso, deducir la siguiente posición de referencia.</text:span></text:p>
          <text:p text:style-name="P7"/>
          <text:list>
            <text:list-item>
              <text:p text:style-name="P3">La posición de cada baliza está fijada previamente por el usuario.</text:p>
              <text:list>
                <text:list-item>
                  <text:p text:style-name="P3">Físicamente (posicionamiento real).</text:p>
                </text:list-item>
                <text:list-item>
                  <text:p text:style-name="P3">Virtualmente (en un archivo que contenga las coordenadas globales (X,Y,Z)).</text:p>
                </text:list-item>
              </text:list>
            </text:list-item>
            <text:list-item>
              <text:p text:style-name="P3">Existirá un archivo con información de:</text:p>
              <text:list>
                <text:list-item>
                  <text:p text:style-name="P3">Numeración/identificación de cada baliza.</text:p>
                </text:list-item>
                <text:list-item>
                  <text:p text:style-name="P3">Posición relativa de balizas.</text:p>
                </text:list-item>
                <text:list-item>
                  <text:p text:style-name="P3">Trayectoria necesaria para ir de una baliza a todas las demás.</text:p>
                </text:list-item>
              </text:list>
            </text:list-item>
          </text:list>
        </text:list-item>
      </text:list>
      <text:p text:style-name="P2"/>
      <text:p text:style-name="P5">Requisitos</text:p>
      <text:p text:style-name="P5"/>
      <text:p text:style-name="P5">Requisitos del dron</text:p>
      <text:p text:style-name="P2"/>
      <text:list xml:id="list5116947571662671227" text:style-name="L2">
        <text:list-item>
          <text:p text:style-name="P9">El dron debe ser de la marca Parrot, modelo AR Drone 2.0.</text:p>
          <text:list>
            <text:list-item>
              <text:p text:style-name="P9">Debe disponer de al menos las siguientes funcionalidades:</text:p>
              <text:list>
                <text:list-item>
                  <text:p text:style-name="P9">Buen estado físico (hélices, brazos, cuerpo, electrónica, sensores, cámara, etc.)</text:p>
                </text:list-item>
                <text:list-item>
                  <text:p text:style-name="P9">Conexión WiFi capaz de conectarse con un ordenador.</text:p>
                </text:list-item>
              </text:list>
            </text:list-item>
          </text:list>
        </text:list-item>
        <text:list-item>
          <text:p text:style-name="P4">La batería del dron debe estar cargada.</text:p>
        </text:list-item>
        <text:list-item>
          <text:p text:style-name="P4">El dron debe posicionarse inicialmente en un punto conocido y especificado en el archivo de coordenadas de punto de despegue.</text:p>
        </text:list-item>
      </text:list>
      <text:p text:style-name="P2"/>
      <text:p text:style-name="P5">Requisitos de las balizas</text:p>
      <text:p text:style-name="P2"/>
      <text:list xml:id="list183212267597935" text:continue-numbering="true" text:style-name="L2">
        <text:list-item>
          <text:p text:style-name="P4">Las balizas deben ser físicamente alcanzables:</text:p>
          <text:list>
            <text:list-item>
              <text:p text:style-name="P4">Ausencia de obstáculos entre balizas.</text:p>
            </text:list-item>
            <text:list-item>
              <text:p text:style-name="P4">Altura máxima: 2 m.</text:p>
            </text:list-item>
            <text:list-item>
              <text:p text:style-name="P4">Altura mínima: 0.5 m</text:p>
            </text:list-item>
            <text:list-item>
              <text:p text:style-name="P4">Altura deseada: 1.5 m</text:p>
            </text:list-item>
          </text:list>
        </text:list-item>
        <text:list-item>
          <text:p text:style-name="P4">Las balizas deben ser las proporcionadas en la aplicación.</text:p>
        </text:list-item>
        <text:list-item>
          <text:p text:style-name="P4">La numeración de las balizas debe respetarse.</text:p>
        </text:list-item>
        <text:list-item>
          <text:p text:style-name="P4">El número máximo de balizas que se contemplará para esta aplicación es de:</text:p>
          <text:list>
            <text:list-item>
              <text:p text:style-name="P4">4 en una primera aproximación.</text:p>
            </text:list-item>
            <text:list-item>
              <text:p text:style-name="P4">10 en una eventual ampliación.</text:p>
            </text:list-item>
          </text:list>
        </text:list-item>
        <text:list-item>
          <text:p text:style-name="P4">El tamaño recomendado de impresión de las balizas es:</text:p>
          <text:list>
            <text:list-item>
              <text:p text:style-name="P4"><text:span text:style-name="T2">35</text:span>x<text:span text:style-name="T2">35 (cm2)</text:span></text:p>
            </text:list-item>
            <text:list-item>
              <text:p text:style-name="P8">Balizas con distinto tamaño podrán ser usadas bajo la responsabilidad del usuario, no estando garantizado un correcto funcionamiento de la aplicación.</text:p>
            </text:list-item>
          </text:list>
        </text:list-item>
        <text:list-item>
          <text:p text:style-name="P9">La distancia máxima recomendada entre dos balizas entre las que se vaya a realizar una trayectoria directa es de 7.5 metros.</text:p>
        </text:list-item>
        <text:list-item>
          <text:p text:style-name="P9">La distancia mínima entre dos balizas debe ser de 2 metros.</text:p>
        </text:list-item>
      </text:list>
      <text:p text:style-name="P10"><text:soft-page-break/></text:p>
      <text:p text:style-name="P2"/>
      <text:p text:style-name="P5">Requisitos del entorno</text:p>
      <text:p text:style-name="P2"/>
      <text:list xml:id="list4666177149014639342" text:style-name="L3">
        <text:list-item>
          <text:p text:style-name="P11">Idealmente esta aplicación se utilizará en interiores, en condiciones ambientales normales.</text:p>
        </text:list-item>
        <text:list-item>
          <text:p text:style-name="P11">En caso de usarse en exteriores, se deberá tener en cuenta que el rendimiento será inferior cuanto más adversas sean las condiciones.</text:p>
        </text:list-item>
      </text:list>
      <text:p text:style-name="P2"/>
      <text:p text:style-name="P5">Requisitos d<text:span text:style-name="T3">el software</text:span></text:p>
      <text:p text:style-name="P2"/>
      <text:list xml:id="list6740937454701372725" text:style-name="L4">
        <text:list-item>
          <text:p text:style-name="P12">Se usará como sistema operativo alguna de las versiones 14.X de Ubuntu Linux.</text:p>
        </text:list-item>
        <text:list-item>
          <text:p text:style-name="P12">El software de base para desarrollar la aplicación será el AeroStack.</text:p>
          <text:list>
            <text:list-item>
              <text:p text:style-name="P12">Se deberá tener el AeroStack instalado.</text:p>
            </text:list-item>
            <text:list-item>
              <text:p text:style-name="P12">Se requieren todas las herramientas necesarias para el funcionamiento de AeroStack.</text:p>
            </text:list-item>
          </text:list>
        </text:list-item>
        <text:list-item>
          <text:p text:style-name="P12">El lenguaje de programación en el que se desarrollará la aplicación es C/C++.</text:p>
        </text:list-item>
        <text:list-item>
          <text:p text:style-name="P12">La RAM disponible debe ser de al menos 2 GB, siendo deseable aumentarla.</text:p>
        </text:list-item>
        <text:list-item>
          <text:p text:style-name="P12">El PC debe tener dos núcleos para un funcionamiento mínimamente aceptable.</text:p>
        </text:list-item>
        <text:list-item>
          <text:p text:style-name="P12">Deben existir los siguientes archivos externos al código fuente:</text:p>
          <text:list>
            <text:list-item>
              <text:p text:style-name="P12">Archivo con <text:span text:style-name="T4">la información de coordenadas:</text:span></text:p>
              <text:list>
                <text:list-item>
                  <text:p text:style-name="P13">Punto de despegue del dron (origen).</text:p>
                </text:list-item>
                <text:list-item>
                  <text:p text:style-name="P13">Posición de cada baliza respecto al origen.</text:p>
                </text:list-item>
                <text:list-item>
                  <text:p text:style-name="P13">Trayectoria necesaria para ir de una baliza a todas las demás.</text:p>
                </text:list-item>
              </text:list>
            </text:list-item>
          </text:list>
        </text:list-item>
        <text:list-item>
          <text:p text:style-name="P13">El software tendrá las siguientes funcionalidades:</text:p>
          <text:list>
            <text:list-item>
              <text:p text:style-name="P13">Hacer despegar al dron.</text:p>
            </text:list-item>
            <text:list-item>
              <text:p text:style-name="P13">Hacer aterrizar al dron.</text:p>
            </text:list-item>
            <text:list-item>
              <text:p text:style-name="P13">Debe ser capaz de reconocer balizas.</text:p>
            </text:list-item>
            <text:list-item>
              <text:p text:style-name="P13">Debe ser capaz de asociar cada baliza a su información guardada en un archivo.</text:p>
            </text:list-item>
            <text:list-item>
              <text:p text:style-name="P13">Debe ser capaz de seguir una trayectoria de referenci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7:40:17.298140073</meta:creation-date>
    <dc:date>2015-11-25T18:32:10.488642816</dc:date>
    <meta:editing-duration>PT20M51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2" meta:paragraph-count="57" meta:word-count="541" meta:character-count="3166" meta:non-whitespace-character-count="2731"/>
  </office:meta>
</office:document-meta>
</file>